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 SemiBold" svg:font-family="'Poppins SemiBold'"/>
  </office:font-face-decls>
  <office:automatic-styles>
    <style:style style:name="P1" style:family="paragraph" style:parent-style-name="Text_20_body" style:list-style-name="L1">
      <style:text-properties officeooo:rsid="001a9c92" officeooo:paragraph-rsid="001a9c92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Taches pour la planification</text:p>
      <text:list xml:id="list2027627911" text:style-name="L1">
        <text:list-item>
          <text:p text:style-name="P1">Conception detaillee</text:p>
        </text:list-item>
        <text:list-item>
          <text:p text:style-name="P1">Installation et Parametrage</text:p>
        </text:list-item>
        <text:list-item>
          <text:p text:style-name="P1">Creation prototype</text:p>
        </text:list-item>
        <text:list-item>
          <text:p text:style-name="P1">Debut de la phase de developpement</text:p>
        </text:list-item>
        <text:list-item>
          <text:p text:style-name="P1">Validation Prototype</text:p>
        </text:list-item>
        <text:list-item>
          <text:p text:style-name="P1">Reunion , Suivi ,….</text:p>
        </text:list-item>
        <text:list-item>
          <text:p text:style-name="P1">Continute de la phase de developpement</text:p>
        </text:list-item>
        <text:list-item>
          <text:p text:style-name="P1">Finalisation de la phase de developpement</text:p>
        </text:list-item>
        <text:list-item>
          <text:p text:style-name="P1">Integration </text:p>
        </text:list-item>
        <text:list-item>
          <text:p text:style-name="P1">Tests</text:p>
        </text:list-item>
        <text:list-item>
          <text:p text:style-name="P1">Correction des bogues</text:p>
        </text:list-item>
        <text:list-item>
          <text:p text:style-name="P1">Documentation</text:p>
        </text:list-item>
        <text:list-item>
          <text:p text:style-name="P1">Reunion <text:s/>de finalisation</text:p>
        </text:list-item>
        <text:list-item>
          <text:p text:style-name="P1">Prparation du livrable</text:p>
        </text:list-item>
        <text:list-item>
          <text:p text:style-name="P1">Preparation du deploiement</text:p>
        </text:list-item>
        <text:list-item>
          <text:p text:style-name="P1">Livaison et present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 SemiBold" svg:font-family="'Poppins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oppins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oppins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oppins SemiBold" fo:font-family="'Poppins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oppins" fo:font-family="Poppin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oppins" fo:font-family="Poppin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oppins" fo:font-family="Poppin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 Abdou DRAME</meta:initial-creator>
    <meta:creation-date>2024-02-29T12:41:12.375691228</meta:creation-date>
    <dc:date>2024-02-29T12:45:38.919494144</dc:date>
    <dc:creator>El Abdou DRAME</dc:creator>
    <meta:editing-duration>PT4M27S</meta:editing-duration>
    <meta:editing-cycles>1</meta:editing-cycles>
    <meta:document-statistic meta:table-count="0" meta:image-count="0" meta:object-count="0" meta:page-count="1" meta:paragraph-count="17" meta:word-count="70" meta:character-count="412" meta:non-whitespace-character-count="373"/>
    <meta:generator>LibreOffice/7.3.7.2$Linux_X86_64 LibreOffice_project/30$Build-2</meta:generator>
  </office:meta>
</office:document-meta>
</file>